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rsid="001fbcda" officeooo:paragraph-rsid="001fbcda"/>
    </style:style>
    <style:style style:name="P3" style:family="paragraph" style:parent-style-name="Standard">
      <style:paragraph-properties fo:text-align="center" style:justify-single-word="false" style:writing-mode="lr-tb"/>
      <style:text-properties officeooo:rsid="001fbcda" officeooo:paragraph-rsid="001fbcda"/>
    </style:style>
    <style:style style:name="P4" style:family="paragraph" style:parent-style-name="Standard" style:master-page-name="">
      <loext:graphic-properties draw:fill-gradient-name="gradient" draw:fill-hatch-name="hatch"/>
      <style:paragraph-properties fo:text-align="center" style:justify-single-word="false" fo:hyphenation-ladder-count="no-limit" style:page-number="auto" style:writing-mode="lr-tb"/>
      <style:text-properties officeooo:rsid="001fbcda" officeooo:paragraph-rsid="001fbcda" fo:hyphenate="true" fo:hyphenation-remain-char-count="4" fo:hyphenation-push-char-count="2" loext:hyphenation-no-caps="false"/>
    </style:style>
    <style:style style:name="P5" style:family="paragraph" style:parent-style-name="Standard">
      <style:paragraph-properties fo:text-align="justify" style:justify-single-word="false" style:writing-mode="lr-tb"/>
      <style:text-properties officeooo:rsid="000f3fb2" officeooo:paragraph-rsid="001fbcda"/>
    </style:style>
    <style:style style:name="P6" style:family="paragraph" style:parent-style-name="Standard">
      <style:paragraph-properties fo:text-align="justify" style:justify-single-word="false"/>
      <style:text-properties officeooo:rsid="000f3fb2" officeooo:paragraph-rsid="001fbcda"/>
    </style:style>
    <style:style style:name="P7" style:family="paragraph" style:parent-style-name="Standard">
      <style:paragraph-properties fo:text-align="justify" style:justify-single-word="false" style:writing-mode="lr-tb"/>
      <style:text-properties officeooo:rsid="0010d7cf" officeooo:paragraph-rsid="001fbcda"/>
    </style:style>
    <style:style style:name="T1" style:family="text">
      <style:text-properties officeooo:rsid="0010d7c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"><text:a xlink:type="simple" xlink:href="#__RefHeading___Toc838_1198166089" text:style-name="Index_20_Link" text:visited-style-name="Index_20_Link">Capítulo 1<text:tab/>2</text:a></text:p>
          <text:p text:style-name="P1"><text:a xlink:type="simple" xlink:href="#__RefHeading___Toc840_1198166089" text:style-name="Index_20_Link" text:visited-style-name="Index_20_Link">Capítulo 2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2" text:outline-level="1"><text:bookmark-start text:name="__RefHeading___Toc838_1198166089"/>Capítulo 1<text:bookmark-end text:name="__RefHeading___Toc838_1198166089"/></text:h>
      <text:p text:style-name="P3"/>
      <text:p text:style-name="P5">Minha vida vindo para o IFPE campus Jaboatão: todos os dias acordo cedo, pego metrô para ir ao trabalho. Geralmente acordo às 04:30, espero a alma fazer o download para o corpo às 05:00 e em seguida começo a me organizar. Costumo deixar o meu almoço pronto no dia anterior para facilitar a manobra do dia seguinte. Quando não consigo deixar, por causa do cansaço, preciso fazê-lo, o que deixa o início do meu dia ainda mais corrido. Por isso prefiro deixar tudo organizado, embora eu vá dormir bem tarde. O próximo passo é me deslocar até o trabalho. Como estudo no IF campus jaboatão, fiz um acordo para pegar mais cedo no trabalho e poder largar mais cedo, consequentemente, para que dê tempo de chegar na hora das aulas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h text:style-name="P2" text:outline-level="1"><text:bookmark-start text:name="__RefHeading___Toc840_1198166089"/>Capítulo 2<text:bookmark-end text:name="__RefHeading___Toc840_1198166089"/></text:h>
      <text:p text:style-name="P4"/>
      <text:p text:style-name="P3"/>
      <text:p text:style-name="P6">Chego no trabalho às 07:00 e largo às 16:00. Sou muito grato por ter essa flexibilidade. Tenho ciência que não são todos os lugares que aceitariam este tipo de acordo. <text:span text:style-name="T1">A minha jornada de trabalha é de 07:00 até as 12:00, onde eu tenho meu intervalo para o almoço. Que eu quando eu posso saborear a minha comida maravilhosa que fiz no dia anterior. E ainda me sobram alguns minutinhos de descanso. Consigo, às vezes, até dormir.</text:span></text:p>
      <text:p text:style-name="P7">A minha rotina no trabalho é bem intensa, com várias reuniões (às vezes até mais de 2 por dia). Apesar do estresse, consigo ver algumas vantagens. Conheci muita gente bacana e que deixam o dia a dia mais leve. Além disso consigo também colocar um pouco em prática o que venho aprendendo aqui no curso de Análise e desenvolvimento de sistemas. E isso me eixa bastante feliz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20:05:36.447000000</meta:creation-date>
    <dc:date>2023-01-23T20:08:31.739000000</dc:date>
    <meta:editing-duration>PT2M55S</meta:editing-duration>
    <meta:editing-cycles>1</meta:editing-cycles>
    <meta:document-statistic meta:table-count="0" meta:image-count="0" meta:object-count="0" meta:page-count="3" meta:paragraph-count="8" meta:word-count="285" meta:character-count="1575" meta:non-whitespace-character-count="1297"/>
    <meta:generator>LibreOffice/7.3.5.2$Windows_X86_64 LibreOffice_project/184fe81b8c8c30d8b5082578aee2fed2ea847c01</meta:generator>
  </office:meta>
</office:document-meta>
</file>